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rsid="00029cfd" officeooo:paragraph-rsid="00029cfd"/>
    </style:style>
    <style:style style:name="P2" style:family="paragraph" style:parent-style-name="Frame_20_contents">
      <style:paragraph-properties fo:text-align="start" style:justify-single-word="false"/>
      <style:text-properties officeooo:rsid="00029cfd" officeooo:paragraph-rsid="00029cfd"/>
    </style:style>
    <style:style style:name="P3" style:family="paragraph" style:parent-style-name="Frame_20_contents">
      <style:text-properties officeooo:rsid="0004181e" officeooo:paragraph-rsid="0004181e"/>
    </style:style>
    <style:style style:name="P4" style:family="paragraph" style:parent-style-name="Standard">
      <style:text-properties fo:font-style="italic" style:text-underline-style="solid" style:text-underline-width="auto" style:text-underline-color="font-color" fo:font-weight="bold" officeooo:rsid="0005951b" officeooo:paragraph-rsid="0005951b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05951b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</style:style>
    <style:style style:name="T1" style:family="text">
      <style:text-properties fo:font-style="italic" style:text-underline-style="solid" style:text-underline-width="auto" style:text-underline-color="font-color" fo:font-weight="bold" officeooo:rsid="0005951b" style:font-style-asian="italic" style:font-weight-asian="bold" style:font-style-complex="italic" style:font-weight-complex="bold"/>
    </style:style>
    <style:style style:name="T2" style:family="text">
      <style:text-properties officeooo:rsid="0005d8b2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eeeeee" draw:textarea-horizontal-align="justify" draw:textarea-vertical-align="middle" draw:auto-grow-height="false" fo:min-height="6.456cm" fo:min-width="5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INCIPE SRP</text:p>
      <text:p text:style-name="P5"><text:span text:style-name="T1">AVANT REPOSITORY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>PRINCIPE SRP</text:p>
      <text:p text:style-name="P4">AVANT REPOSITORY</text:p>
      <text:p text:style-name="Standard"/>
      <text:p text:style-name="P5"><draw:custom-shape text:anchor-type="paragraph" draw:z-index="0" draw:name="Forme 1" draw:style-name="gr2" draw:text-style-name="P7" svg:width="5.848cm" svg:height="6.457cm" svg:x="0.113cm" svg:y="-7.946cm"><text:p text:style-name="P2"><draw:custom-shape text:anchor-type="paragraph" draw:z-index="3" draw:name="Forme 2" draw:style-name="gr2" draw:text-style-name="P7" svg:width="5.848cm" svg:height="6.457cm" svg:x="0.028cm" svg:y="8.177cm"><text:p text:style-name="P2"><draw:custom-shape text:anchor-type="paragraph" draw:z-index="6" draw:name="Forme 3" draw:style-name="gr2" draw:text-style-name="P7" svg:width="5.848cm" svg:height="6.457cm" svg:x="8.098cm" svg:y="-0.078cm"><text:p text:style-name="P2"><text:s text:c="15"/><text:span text:style-name="T2">Preinscription</text:span></text:p><text:p text:style-name="P1"/><text:p text:style-name="P1"/><text:p text:style-name="P1"><draw:line text:anchor-type="paragraph" draw:z-index="7" draw:name="Ligne 5" draw:style-name="gr1" draw:text-style-name="P6" svg:x1="-0.123cm" svg:y1="0.446cm" svg:x2="5.698cm" svg:y2="0.404cm"><text:p/></draw:line></text:p><text:p text:style-name="P1"/><text:p text:style-name="P3">+tirer_la_fiche_de_preinsciption(<text:span text:style-name="T2">Etudiant e</text:span>) : void</text:p><text:p text:style-name="P3"/><text:p text:style-name="P1"/><text:p text:style-name="P1"/><text:p text:style-name="P1"/><text:p text:style-name="P1"/><text:p text:style-name="P1"/><text:p text:style-name="P1"/><text:p text:style-name="P1"/><text:p text:style-name="P1"/><draw:enhanced-geometry svg:viewBox="0 0 21600 21600" draw:type="rectangle" draw:enhanced-path="M 0 0 L 21600 0 21600 21600 0 21600 0 0 Z N"/></draw:custom-shape><text:s text:c="16"/>Etudiant</text:p><text:p text:style-name="P1"><draw:line text:anchor-type="paragraph" draw:z-index="5" draw:name="Ligne 4" draw:style-name="gr1" draw:text-style-name="P6" svg:x1="-0.22cm" svg:y1="2.076cm" svg:x2="5.601cm" svg:y2="2.034cm"><text:p/></draw:line><draw:line text:anchor-type="paragraph" draw:z-index="8" draw:name="Ligne 6" draw:style-name="gr1" draw:text-style-name="P6" svg:x1="8.098cm" svg:y1="0.261cm" svg:x2="13.919cm" svg:y2="0.219cm"><text:p/></draw:line></text:p><text:p text:style-name="P1">+nom : string</text:p><text:p text:style-name="P1">+maticule : string</text:p><text:p text:style-name="P1">+mgp : double</text:p><text:p text:style-name="P1"/><text:p text:style-name="P1"/><text:p text:style-name="P3">+afficher_les_ilfo_de_etudiant() : void</text:p><text:p text:style-name="P1"/><text:p text:style-name="P1"/><text:p text:style-name="P1"/><text:p text:style-name="P1"/><text:p text:style-name="P1"/><text:p text:style-name="P1"/><text:p text:style-name="P1"/><text:p text:style-name="P1"/><draw:enhanced-geometry svg:viewBox="0 0 21600 21600" draw:type="rectangle" draw:enhanced-path="M 0 0 L 21600 0 21600 21600 0 21600 0 0 Z N"/></draw:custom-shape><text:s text:c="16"/>Etudiant</text:p><text:p text:style-name="P1"><draw:line text:anchor-type="paragraph" draw:z-index="4" draw:name="Ligne 3" draw:style-name="gr1" draw:text-style-name="P6" svg:x1="0.113cm" svg:y1="8.41cm" svg:x2="5.934cm" svg:y2="8.368cm"><text:p/></draw:line></text:p><text:p text:style-name="P1">+nom : string</text:p><text:p text:style-name="P1">+maticule : string</text:p><text:p text:style-name="P1">+mgp : double</text:p><text:p text:style-name="P1"/><text:p text:style-name="P1">+ afficher_mgp() : double</text:p><text:p text:style-name="P3">+tirer_la_fiche_de_preinsciption() : void</text:p><text:p text:style-name="P3">+afficher_les_ilfo_de_etudiant() : void</text:p><text:p text:style-name="P1"/><text:p text:style-name="P1"/><text:p text:style-name="P1"/><text:p text:style-name="P1"/><text:p text:style-name="P1"/><text:p text:style-name="P1"/><text:p text:style-name="P1"/><text:p text:style-name="P1"/><draw:enhanced-geometry svg:viewBox="0 0 21600 21600" draw:type="rectangle" draw:enhanced-path="M 0 0 L 21600 0 21600 21600 0 21600 0 0 Z N"/></draw:custom-shape><draw:line text:anchor-type="paragraph" draw:z-index="1" draw:name="Ligne 1" draw:style-name="gr1" draw:text-style-name="P6" svg:x1="0.113cm" svg:y1="-7.259cm" svg:x2="5.934cm" svg:y2="-7.301cm"><text:p/></draw:line><draw:line text:anchor-type="paragraph" draw:z-index="2" draw:name="Ligne 2" draw:style-name="gr1" draw:text-style-name="P6" svg:x1="0.113cm" svg:y1="-5.258cm" svg:x2="5.934cm" svg:y2="-5.3cm"><text:p/></draw:line><draw:custom-shape text:anchor-type="paragraph" draw:z-index="9" draw:name="Forme 4" draw:style-name="gr2" draw:text-style-name="P7" svg:width="5.848cm" svg:height="6.457cm" svg:x="0.028cm" svg:y="8.177cm"><text:p text:style-name="P2"><text:s text:c="16"/><text:span text:style-name="T2">MGP</text:span></text:p><text:p text:style-name="P1"><draw:line text:anchor-type="paragraph" draw:z-index="10" draw:name="Ligne 7" draw:style-name="gr1" draw:text-style-name="P6" svg:x1="-0.22cm" svg:y1="2.076cm" svg:x2="5.601cm" svg:y2="2.034cm"><text:p/></draw:line></text:p><text:p text:style-name="P1"/><text:p text:style-name="P1"/><text:p text:style-name="P1"/><text:p text:style-name="P1"/><text:p text:style-name="P3">+a<text:span text:style-name="T2">fficher_mgp(Etudiant e) </text:span></text:p><text:p text:style-name="P1"/><text:p text:style-name="P1"/><text:p text:style-name="P1"/><text:p text:style-name="P1"/><text:p text:style-name="P1"/><text:p text:style-name="P1"/><text:p text:style-name="P1"/><text:p text:style-name="P1"/><draw:enhanced-geometry svg:viewBox="0 0 21600 21600" draw:type="rectangle" draw:enhanced-path="M 0 0 L 21600 0 21600 21600 0 21600 0 0 Z N"/></draw:custom-shape><draw:line text:anchor-type="paragraph" draw:z-index="11" draw:name="Ligne 10" draw:style-name="gr1" draw:text-style-name="P6" svg:x1="0.113cm" svg:y1="9.077cm" svg:x2="5.934cm" svg:y2="9.035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6T13:30:50.353314104</meta:creation-date>
    <dc:date>2025-12-26T14:14:30.497458817</dc:date>
    <meta:editing-duration>PT49S</meta:editing-duration>
    <meta:editing-cycles>1</meta:editing-cycles>
    <meta:document-statistic meta:table-count="0" meta:image-count="0" meta:object-count="0" meta:page-count="1" meta:paragraph-count="20" meta:word-count="49" meta:character-count="461" meta:non-whitespace-character-count="368"/>
    <meta:generator>LibreOffice/7.3.7.2$Linux_X86_64 LibreOffice_project/30$Build-2</meta:generator>
  </office:meta>
</office:document-meta>
</file>